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-6" calcext:value-type="float">
            <text:p>-6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6" calcext:value-type="float">
            <text:p>76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76" calcext:value-type="float">
            <text:p>76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2" calcext:value-type="float">
            <text:p>92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GAPVO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5]&gt;0;ROUND([.F5]+((1-POWER(([.$B$45]/1013.25);0.190284))*145366.45));0)" office:value-type="float" office:value="0" calcext:value-type="float">
            <text:p>0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73" calcext:value-type="float">
            <text:p>73</text:p>
          </table:table-cell>
          <table:table-cell table:style-name="ce65" table:formula="of:=IF(ISNA([.O5]);[.J5];[.J5]+[.O5])" office:value-type="float" office:value="86" calcext:value-type="float">
            <text:p>86</text:p>
          </table:table-cell>
          <table:table-cell table:style-name="ce65" table:formula="of:=IF([.Q5]&gt;0;ROUND(([.C5]/[.Q5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68" calcext:value-type="float">
            <text:p>6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1.2" calcext:value-type="float">
            <text:p>1.2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APVO</text:p>
          </table:table-cell>
          <table:table-cell table:style-name="ce3" office:value-type="string" calcext:value-type="string">
            <text:p>AKIRU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8" calcext:value-type="float">
            <text:p>-8</text:p>
          </table:table-cell>
          <table:table-cell table:style-name="ce65" table:formula="of:=IF([.F6]&gt;0;ROUND([.F6]+((1-POWER(([.$B$45]/1013.25);0.190284))*145366.45));0)" office:value-type="float" office:value="0" calcext:value-type="float">
            <text:p>0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01" calcext:value-type="float">
            <text:p>101</text:p>
          </table:table-cell>
          <table:table-cell table:style-name="ce65" table:formula="of:=IF(ISNA([.O6]);[.J6];[.J6]+[.O6])" office:value-type="float" office:value="86" calcext:value-type="float">
            <text:p>86</text:p>
          </table:table-cell>
          <table:table-cell table:style-name="ce65" table:formula="of:=IF([.Q6]&gt;0;ROUND(([.C6]/[.Q6])*60);0)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96" calcext:value-type="float">
            <text:p>9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5" calcext:value-type="float">
            <text:p>1.5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KIRU</text:p>
          </table:table-cell>
          <table:table-cell table:style-name="ce3" office:value-type="string" calcext:value-type="string">
            <text:p>PELA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3" calcext:value-type="float">
            <text:p>-13</text:p>
          </table:table-cell>
          <table:table-cell table:style-name="ce65" table:formula="of:=IF([.F7]&gt;0;ROUND([.F7]+((1-POWER(([.$B$45]/1013.25);0.190284))*145366.45));0)" office:value-type="float" office:value="0" calcext:value-type="float">
            <text:p>0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92" calcext:value-type="float">
            <text:p>92</text:p>
          </table:table-cell>
          <table:table-cell table:style-name="ce65" table:formula="of:=IF(ISNA([.O7]);[.J7];[.J7]+[.O7])" office:value-type="float" office:value="86" calcext:value-type="float">
            <text:p>86</text:p>
          </table:table-cell>
          <table:table-cell table:style-name="ce65" table:formula="of:=IF([.Q7]&gt;0;ROUND(([.C7]/[.Q7])*60);0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87" calcext:value-type="float">
            <text:p>8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7" calcext:value-type="float">
            <text:p>1.7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ELAR</text:p>
          </table:table-cell>
          <table:table-cell table:style-name="ce3" office:value-type="string" calcext:value-type="string">
            <text:p>TUSR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0" calcext:value-type="float">
            <text:p>-10</text:p>
          </table:table-cell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191" calcext:value-type="float">
            <text:p>191</text:p>
          </table:table-cell>
          <table:table-cell table:style-name="ce65" table:formula="of:=IF(ISNA([.O8]);[.J8];[.J8]+[.O8])" office:value-type="float" office:value="86" calcext:value-type="float">
            <text:p>86</text:p>
          </table:table-cell>
          <table:table-cell table:style-name="ce65" table:formula="of:=IF([.Q8]&gt;0;ROUND(([.C8]/[.Q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186" calcext:value-type="float">
            <text:p>18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8" calcext:value-type="float">
            <text:p>0.8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USRI</text:p>
          </table:table-cell>
          <table:table-cell table:style-name="ce3" office:value-type="string" calcext:value-type="string">
            <text:p>PYASACHNIK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" calcext:value-type="float">
            <text:p>-9</text:p>
          </table:table-cell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270" calcext:value-type="float">
            <text:p>270</text:p>
          </table:table-cell>
          <table:table-cell table:style-name="ce65" table:formula="of:=IF(ISNA([.O9]);[.J9];[.J9]+[.O9])" office:value-type="float" office:value="86" calcext:value-type="float">
            <text:p>86</text:p>
          </table:table-cell>
          <table:table-cell table:style-name="ce65" table:formula="of:=IF([.Q9]&gt;0;ROUND(([.C9]/[.Q9])*60);0)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265" calcext:value-type="float">
            <text:p>26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1.8" calcext:value-type="float">
            <text:p>1.8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YASACHNIK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00" calcext:value-type="float">
            <text:p>31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288" calcext:value-type="float">
            <text:p>288</text:p>
          </table:table-cell>
          <table:table-cell table:style-name="ce65" table:formula="of:=IF(ISNA([.O10]);[.J10];[.J10]+[.O10])" office:value-type="float" office:value="86" calcext:value-type="float">
            <text:p>86</text:p>
          </table:table-cell>
          <table:table-cell table:style-name="ce65" table:formula="of:=IF([.Q10]&gt;0;ROUND(([.C10]/[.Q10])*60);0)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2.4" calcext:value-type="float">
            <text:p>2.4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287" calcext:value-type="float">
            <text:p>287</text:p>
          </table:table-cell>
          <table:table-cell table:style-name="ce65" table:formula="of:=IF(ISNA([.O11]);[.J11];[.J11]+[.O11])" office:value-type="float" office:value="86" calcext:value-type="float">
            <text:p>86</text:p>
          </table:table-cell>
          <table:table-cell table:style-name="ce65" table:formula="of:=IF([.Q11]&gt;0;ROUND(([.C11]/[.Q1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.2" calcext:value-type="float">
            <text:p>0.2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100" calcext:value-type="float">
            <text:p>41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" calcext:value-type="float">
            <text:p>-9</text:p>
          </table:table-cell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86" calcext:value-type="float">
            <text:p>86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287" calcext:value-type="float">
            <text:p>287</text:p>
          </table:table-cell>
          <table:table-cell table:style-name="ce65" table:formula="of:=IF(ISNA([.O12]);[.J12];[.J12]+[.O12])" office:value-type="float" office:value="86" calcext:value-type="float">
            <text:p>86</text:p>
          </table:table-cell>
          <table:table-cell table:style-name="ce65" table:formula="of:=IF([.Q12]&gt;0;ROUND(([.C12]/[.Q1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.3" calcext:value-type="float">
            <text:p>0.3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153.5" calcext:value-type="float">
            <text:p>153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108" calcext:value-type="float">
            <text:p>108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10.6" calcext:value-type="float">
            <text:p>10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8]&gt;0;ROUND([.F18]+((1-POWER(([.$B$45]/1013.25);0.190284))*145366.45));0)" office:value-type="float" office:value="0" calcext:value-type="float">
            <text:p>0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0" calcext:value-type="float">
            <text:p>0</text:p>
          </table:table-cell>
          <table:table-cell table:style-name="ce65" table:formula="of:=IF(ISNA([.O18]);[.J18];[.J18]+[.O18])" office:value-type="float" office:value="0" calcext:value-type="float">
            <text:p>0</text:p>
          </table:table-cell>
          <table:table-cell table:style-name="ce65" table:formula="of:=IF([.Q18]&gt;0;ROUND(([.C18]/[.Q1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-5" calcext:value-type="float">
            <text:p>-5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9]&gt;0;ROUND([.F19]+((1-POWER(([.$B$45]/1013.25);0.190284))*145366.45));0)" office:value-type="float" office:value="0" calcext:value-type="float">
            <text:p>0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0" calcext:value-type="float">
            <text:p>0</text:p>
          </table:table-cell>
          <table:table-cell table:style-name="ce65" table:formula="of:=IF(ISNA([.O19]);[.J19];[.J19]+[.O19])" office:value-type="float" office:value="0" calcext:value-type="float">
            <text:p>0</text:p>
          </table:table-cell>
          <table:table-cell table:style-name="ce65" table:formula="of:=IF([.Q19]&gt;0;ROUND(([.C19]/[.Q1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" calcext:value-type="float">
            <text:p>0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0]&gt;0;ROUND([.F20]+((1-POWER(([.$B$45]/1013.25);0.190284))*145366.45));0)" office:value-type="float" office:value="0" calcext:value-type="float">
            <text:p>0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0" calcext:value-type="float">
            <text:p>0</text:p>
          </table:table-cell>
          <table:table-cell table:style-name="ce65" table:formula="of:=IF(ISNA([.O20]);[.J20];[.J20]+[.O20])" office:value-type="float" office:value="0" calcext:value-type="float">
            <text:p>0</text:p>
          </table:table-cell>
          <table:table-cell table:style-name="ce65" table:formula="of:=IF([.Q20]&gt;0;ROUND(([.C20]/[.Q2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" calcext:value-type="float">
            <text:p>0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1]&gt;0;ROUND([.F21]+((1-POWER(([.$B$45]/1013.25);0.190284))*145366.45));0)" office:value-type="float" office:value="0" calcext:value-type="float">
            <text:p>0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0" calcext:value-type="float">
            <text:p>0</text:p>
          </table:table-cell>
          <table:table-cell table:style-name="ce65" table:formula="of:=IF(ISNA([.O21]);[.J21];[.J21]+[.O21])" office:value-type="float" office:value="0" calcext:value-type="float">
            <text:p>0</text:p>
          </table:table-cell>
          <table:table-cell table:style-name="ce65" table:formula="of:=IF([.Q21]&gt;0;ROUND(([.C21]/[.Q2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" calcext:value-type="float">
            <text:p>0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0" calcext:value-type="float">
            <text:p>0</text:p>
          </table:table-cell>
          <table:table-cell table:style-name="ce65" table:formula="of:=IF(ISNA([.O22]);[.J22];[.J22]+[.O22])" office:value-type="float" office:value="0" calcext:value-type="float">
            <text:p>0</text:p>
          </table:table-cell>
          <table:table-cell table:style-name="ce65" table:formula="of:=IF([.Q22]&gt;0;ROUND(([.C22]/[.Q2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" calcext:value-type="float">
            <text:p>0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0" calcext:value-type="float">
            <text:p>0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0" calcext:value-type="float">
            <text:p>0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0.5" calcext:value-type="float">
            <text:p>0.5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53.5" calcext:value-type="float">
            <text:p>153.5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108" calcext:value-type="float">
            <text:p>108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1.1" calcext:value-type="float">
            <text:p>11.1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84.282" calcext:value-type="float">
            <text:p>284.282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2.2" calcext:value-type="float">
            <text:p>2.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08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7.9" calcext:value-type="float">
            <text:p>17.9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F12]/[.B12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891.79" calcext:value-type="float">
            <text:p>1891.79</text:p>
          </table:table-cell>
          <table:table-cell table:style-name="ce44"/>
          <table:table-cell table:style-name="ce44" table:formula="of:=ROUND([.M12]/[.I12];2)" office:value-type="float" office:value="41.05" calcext:value-type="float">
            <text:p>41.0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77661.76" calcext:value-type="float">
            <text:p>7766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31.4" calcext:value-type="float">
            <text:p>131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307.2" calcext:value-type="float">
            <text:p>6307.2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31.4" calcext:value-type="float">
            <text:p>131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6307.2" calcext:value-type="float">
            <text:p>6307.2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2023.19" calcext:value-type="float">
            <text:p>2023.1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5" calcext:value-type="float">
            <text:p>41.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3968.96" calcext:value-type="float">
            <text:p>83968.9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2023.19" calcext:value-type="float">
            <text:p>2023.1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1.5" calcext:value-type="float">
            <text:p>41.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83968.96" calcext:value-type="float">
            <text:p>83968.9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3.2" calcext:value-type="float">
            <text:p>13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633.6" calcext:value-type="float">
            <text:p>633.6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16.59" calcext:value-type="float">
            <text:p>2016.5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48" calcext:value-type="float">
            <text:p>41.48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3652.16" calcext:value-type="float">
            <text:p>83652.1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2009.99" calcext:value-type="float">
            <text:p>2009.9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1.46" calcext:value-type="float">
            <text:p>41.4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83335.36" calcext:value-type="float">
            <text:p>83335.3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63.6" calcext:value-type="float">
            <text:p>63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3052.8" calcext:value-type="float">
            <text:p>3052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66.6" calcext:value-type="float">
            <text:p>6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3196.8" calcext:value-type="float">
            <text:p>3196.8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52.99" calcext:value-type="float">
            <text:p>1952.9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1.27" calcext:value-type="float">
            <text:p>41.27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80599.36" calcext:value-type="float">
            <text:p>80599.3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943.39" calcext:value-type="float">
            <text:p>1943.3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1.24" calcext:value-type="float">
            <text:p>41.2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80138.56" calcext:value-type="float">
            <text:p>80138.5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F30]/[.B30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61.2" calcext:value-type="float">
            <text:p>61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2937.6" calcext:value-type="float">
            <text:p>2937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52.99" calcext:value-type="float">
            <text:p>1952.9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1.27" calcext:value-type="float">
            <text:p>41.27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80599.36" calcext:value-type="float">
            <text:p>80599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46.39" calcext:value-type="float">
            <text:p>1946.3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1.25" calcext:value-type="float">
            <text:p>41.25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80282.56" calcext:value-type="float">
            <text:p>80282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43.39" calcext:value-type="float">
            <text:p>1943.3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24" calcext:value-type="float">
            <text:p>41.24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80138.56" calcext:value-type="float">
            <text:p>80138.5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891.79" calcext:value-type="float">
            <text:p>1891.79</text:p>
          </table:table-cell>
          <table:table-cell/>
          <table:table-cell table:formula="of:=ROUND([.F48]/[.B48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51.6" calcext:value-type="float">
            <text:p>51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476.8" calcext:value-type="float">
            <text:p>247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43.39" calcext:value-type="float">
            <text:p>1943.3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24" calcext:value-type="float">
            <text:p>41.24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80138.56" calcext:value-type="float">
            <text:p>8013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36.79" calcext:value-type="float">
            <text:p>1936.7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21" calcext:value-type="float">
            <text:p>41.2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9821.76" calcext:value-type="float">
            <text:p>7982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36.79" calcext:value-type="float">
            <text:p>1936.7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21" calcext:value-type="float">
            <text:p>41.21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9821.76" calcext:value-type="float">
            <text:p>79821.7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6" calcext:value-type="float">
            <text:p>76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2" calcext:value-type="float">
            <text:p>92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GAPVO" calcext:value-type="string">
            <text:p>GAPVO</text:p>
          </table:table-cell>
          <table:table-cell table:formula="of:=[$FPL.C5]" office:value-type="float" office:value="16.5" calcext:value-type="float">
            <text:p>16.5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0" calcext:value-type="float">
            <text:p>0</text:p>
          </table:table-cell>
          <table:table-cell table:formula="of:=[$FPL.D5]" office:value-type="float" office:value="73" calcext:value-type="float">
            <text:p>73</text:p>
          </table:table-cell>
          <table:table-cell table:formula="of:=[$FPL.P5]" office:value-type="float" office:value="73" calcext:value-type="float">
            <text:p>73</text:p>
          </table:table-cell>
          <table:table-cell table:formula="of:=[$FPL.U5]" office:value-type="float" office:value="68" calcext:value-type="float">
            <text:p>6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86" calcext:value-type="float">
            <text:p>86</text:p>
          </table:table-cell>
          <table:table-cell table:formula="of:=[$FPL.R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GAPVO" calcext:value-type="string">
            <text:p>GAPVO</text:p>
          </table:table-cell>
          <table:table-cell table:formula="of:=[$FPL.B6]" office:value-type="string" office:string-value="AKIRU" calcext:value-type="string">
            <text:p>AKIRU</text:p>
          </table:table-cell>
          <table:table-cell table:formula="of:=[$FPL.C6]" office:value-type="float" office:value="23" calcext:value-type="float">
            <text:p>23</text:p>
          </table:table-cell>
          <table:table-cell table:formula="of:=[$FPL.E6]" office:value-type="float" office:value="3300" calcext:value-type="float">
            <text:p>3300</text:p>
          </table:table-cell>
          <table:table-cell table:formula="of:=[$FPL.F6]" office:value-type="float" office:value="0" calcext:value-type="float">
            <text:p>0</text:p>
          </table:table-cell>
          <table:table-cell table:formula="of:=[$FPL.D6]" office:value-type="float" office:value="101" calcext:value-type="float">
            <text:p>101</text:p>
          </table:table-cell>
          <table:table-cell table:formula="of:=[$FPL.P6]" office:value-type="float" office:value="101" calcext:value-type="float">
            <text:p>101</text:p>
          </table:table-cell>
          <table:table-cell table:formula="of:=[$FPL.U6]" office:value-type="float" office:value="96" calcext:value-type="float">
            <text:p>96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86" calcext:value-type="float">
            <text:p>86</text:p>
          </table:table-cell>
          <table:table-cell table:formula="of:=[$FPL.R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KIRU" calcext:value-type="string">
            <text:p>AKIRU</text:p>
          </table:table-cell>
          <table:table-cell table:formula="of:=[$FPL.B7]" office:value-type="string" office:string-value="PELAR" calcext:value-type="string">
            <text:p>PELAR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0" calcext:value-type="float">
            <text:p>0</text:p>
          </table:table-cell>
          <table:table-cell table:formula="of:=[$FPL.D7]" office:value-type="float" office:value="92" calcext:value-type="float">
            <text:p>92</text:p>
          </table:table-cell>
          <table:table-cell table:formula="of:=[$FPL.P7]" office:value-type="float" office:value="92" calcext:value-type="float">
            <text:p>92</text:p>
          </table:table-cell>
          <table:table-cell table:formula="of:=[$FPL.U7]" office:value-type="float" office:value="87" calcext:value-type="float">
            <text:p>8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86" calcext:value-type="float">
            <text:p>86</text:p>
          </table:table-cell>
          <table:table-cell table:formula="of:=[$FPL.R7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PELAR" calcext:value-type="string">
            <text:p>PELAR</text:p>
          </table:table-cell>
          <table:table-cell table:formula="of:=[$FPL.B8]" office:value-type="string" office:string-value="TUSRI" calcext:value-type="string">
            <text:p>TUSRI</text:p>
          </table:table-cell>
          <table:table-cell table:formula="of:=[$FPL.C8]" office:value-type="float" office:value="11" calcext:value-type="float">
            <text:p>11</text:p>
          </table:table-cell>
          <table:table-cell table:formula="of:=[$FPL.E8]" office:value-type="float" office:value="4500" calcext:value-type="float">
            <text:p>450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D8]" office:value-type="float" office:value="191" calcext:value-type="float">
            <text:p>191</text:p>
          </table:table-cell>
          <table:table-cell table:formula="of:=[$FPL.P8]" office:value-type="float" office:value="191" calcext:value-type="float">
            <text:p>191</text:p>
          </table:table-cell>
          <table:table-cell table:formula="of:=[$FPL.U8]" office:value-type="float" office:value="186" calcext:value-type="float">
            <text:p>186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86" calcext:value-type="float">
            <text:p>86</text:p>
          </table:table-cell>
          <table:table-cell table:formula="of:=[$FPL.R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TUSRI" calcext:value-type="string">
            <text:p>TUSRI</text:p>
          </table:table-cell>
          <table:table-cell table:formula="of:=[$FPL.B9]" office:value-type="string" office:string-value="PYASACHNIK" calcext:value-type="string">
            <text:p>PYASACHNIK</text:p>
          </table:table-cell>
          <table:table-cell table:formula="of:=[$FPL.C9]" office:value-type="float" office:value="27" calcext:value-type="float">
            <text:p>27</text:p>
          </table:table-cell>
          <table:table-cell table:formula="of:=[$FPL.E9]" office:value-type="float" office:value="4200" calcext:value-type="float">
            <text:p>420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D9]" office:value-type="float" office:value="270" calcext:value-type="float">
            <text:p>270</text:p>
          </table:table-cell>
          <table:table-cell table:formula="of:=[$FPL.P9]" office:value-type="float" office:value="270" calcext:value-type="float">
            <text:p>270</text:p>
          </table:table-cell>
          <table:table-cell table:formula="of:=[$FPL.U9]" office:value-type="float" office:value="265" calcext:value-type="float">
            <text:p>265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86" calcext:value-type="float">
            <text:p>86</text:p>
          </table:table-cell>
          <table:table-cell table:formula="of:=[$FPL.R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PYASACHNIK" calcext:value-type="string">
            <text:p>PYASACHNIK</text:p>
          </table:table-cell>
          <table:table-cell table:formula="of:=[$FPL.B10]" office:value-type="string" office:string-value="ULPAD" calcext:value-type="string">
            <text:p>ULPAD</text:p>
          </table:table-cell>
          <table:table-cell table:formula="of:=[$FPL.C10]" office:value-type="float" office:value="36" calcext:value-type="float">
            <text:p>36</text:p>
          </table:table-cell>
          <table:table-cell table:formula="of:=[$FPL.E10]" office:value-type="float" office:value="3100" calcext:value-type="float">
            <text:p>310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288" calcext:value-type="float">
            <text:p>288</text:p>
          </table:table-cell>
          <table:table-cell table:formula="of:=[$FPL.P10]" office:value-type="float" office:value="288" calcext:value-type="float">
            <text:p>288</text:p>
          </table:table-cell>
          <table:table-cell table:formula="of:=[$FPL.U10]" office:value-type="float" office:value="283" calcext:value-type="float">
            <text:p>283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86" calcext:value-type="float">
            <text:p>86</text:p>
          </table:table-cell>
          <table:table-cell table:formula="of:=[$FPL.R1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ULPAD" calcext:value-type="string">
            <text:p>ULPAD</text:p>
          </table:table-cell>
          <table:table-cell table:formula="of:=[$FPL.B11]" office:value-type="string" office:string-value="SOPED" calcext:value-type="string">
            <text:p>SOPED</text:p>
          </table:table-cell>
          <table:table-cell table:formula="of:=[$FPL.C11]" office:value-type="float" office:value="3" calcext:value-type="float">
            <text:p>3</text:p>
          </table:table-cell>
          <table:table-cell table:formula="of:=[$FPL.E11]" office:value-type="float" office:value="3200" calcext:value-type="float">
            <text:p>320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287" calcext:value-type="float">
            <text:p>287</text:p>
          </table:table-cell>
          <table:table-cell table:formula="of:=[$FPL.P11]" office:value-type="float" office:value="287" calcext:value-type="float">
            <text:p>287</text:p>
          </table:table-cell>
          <table:table-cell table:formula="of:=[$FPL.U11]" office:value-type="float" office:value="282" calcext:value-type="float">
            <text:p>282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86" calcext:value-type="float">
            <text:p>86</text:p>
          </table:table-cell>
          <table:table-cell table:formula="of:=[$FPL.R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string" office:string-value="SOPED" calcext:value-type="string">
            <text:p>SOPED</text:p>
          </table:table-cell>
          <table:table-cell table:formula="of:=[$FPL.B12]" office:value-type="string" office:string-value="LBLS" calcext:value-type="string">
            <text:p>LBLS</text:p>
          </table:table-cell>
          <table:table-cell table:formula="of:=[$FPL.C12]" office:value-type="float" office:value="4" calcext:value-type="float">
            <text:p>4</text:p>
          </table:table-cell>
          <table:table-cell table:formula="of:=[$FPL.E12]" office:value-type="float" office:value="4100" calcext:value-type="float">
            <text:p>410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287" calcext:value-type="float">
            <text:p>287</text:p>
          </table:table-cell>
          <table:table-cell table:formula="of:=[$FPL.P12]" office:value-type="float" office:value="287" calcext:value-type="float">
            <text:p>287</text:p>
          </table:table-cell>
          <table:table-cell table:formula="of:=[$FPL.U12]" office:value-type="float" office:value="282" calcext:value-type="float">
            <text:p>282</text:p>
          </table:table-cell>
          <table:table-cell table:formula="of:=[$FPL.G12]" office:value-type="float" office:value="90" calcext:value-type="float">
            <text:p>90</text:p>
          </table:table-cell>
          <table:table-cell table:formula="of:=[$FPL.Q12]" office:value-type="float" office:value="86" calcext:value-type="float">
            <text:p>86</text:p>
          </table:table-cell>
          <table:table-cell table:formula="of:=[$FPL.R1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153.5" calcext:value-type="float">
            <text:p>153.5</text:p>
          </table:table-cell>
          <table:table-cell table:style-name="Default" table:number-columns-repeated="7"/>
          <table:table-cell table:style-name="ce34" table:formula="of:=SUM([.L3:.L12])" office:value-type="float" office:value="108" calcext:value-type="float">
            <text:p>10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float" office:value="0" calcext:value-type="float">
            <text:p>0</text:p>
          </table:table-cell>
          <table:table-cell table:formula="of:=[$FPL.B18]" office:value-type="float" office:value="0" calcext:value-type="float">
            <text:p>0</text:p>
          </table:table-cell>
          <table:table-cell table:formula="of:=[$FPL.C18]" office:value-type="float" office:value="0" calcext:value-type="float">
            <text:p>0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0" calcext:value-type="float">
            <text:p>0</text:p>
          </table:table-cell>
          <table:table-cell table:formula="of:=[$FPL.D18]" office:value-type="float" office:value="0" calcext:value-type="float">
            <text:p>0</text:p>
          </table:table-cell>
          <table:table-cell table:formula="of:=[$FPL.P18]" office:value-type="float" office:value="0" calcext:value-type="float">
            <text:p>0</text:p>
          </table:table-cell>
          <table:table-cell table:formula="of:=[$FPL.U18]" office:value-type="float" office:value="-5" calcext:value-type="float">
            <text:p>-5</text:p>
          </table:table-cell>
          <table:table-cell table:formula="of:=[$FPL.G18]" office:value-type="float" office:value="0" calcext:value-type="float">
            <text:p>0</text:p>
          </table:table-cell>
          <table:table-cell table:formula="of:=[$FPL.Q18]" office:value-type="float" office:value="0" calcext:value-type="float">
            <text:p>0</text:p>
          </table:table-cell>
          <table:table-cell table:formula="of:=[$FPL.R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float" office:value="0" calcext:value-type="float">
            <text:p>0</text:p>
          </table:table-cell>
          <table:table-cell table:formula="of:=[$FPL.B19]" office:value-type="float" office:value="0" calcext:value-type="float">
            <text:p>0</text:p>
          </table:table-cell>
          <table:table-cell table:formula="of:=[$FPL.C19]" office:value-type="float" office:value="0" calcext:value-type="float">
            <text:p>0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0" calcext:value-type="float">
            <text:p>0</text:p>
          </table:table-cell>
          <table:table-cell table:formula="of:=[$FPL.D19]" office:value-type="float" office:value="0" calcext:value-type="float">
            <text:p>0</text:p>
          </table:table-cell>
          <table:table-cell table:formula="of:=[$FPL.P19]" office:value-type="float" office:value="0" calcext:value-type="float">
            <text:p>0</text:p>
          </table:table-cell>
          <table:table-cell table:formula="of:=[$FPL.U19]" office:value-type="float" office:value="-5" calcext:value-type="float">
            <text:p>-5</text:p>
          </table:table-cell>
          <table:table-cell table:formula="of:=[$FPL.G19]" office:value-type="float" office:value="0" calcext:value-type="float">
            <text:p>0</text:p>
          </table:table-cell>
          <table:table-cell table:formula="of:=[$FPL.Q19]" office:value-type="float" office:value="0" calcext:value-type="float">
            <text:p>0</text:p>
          </table:table-cell>
          <table:table-cell table:formula="of:=[$FPL.R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float" office:value="0" calcext:value-type="float">
            <text:p>0</text:p>
          </table:table-cell>
          <table:table-cell table:formula="of:=[$FPL.B20]" office:value-type="float" office:value="0" calcext:value-type="float">
            <text:p>0</text:p>
          </table:table-cell>
          <table:table-cell table:formula="of:=[$FPL.C20]" office:value-type="float" office:value="0" calcext:value-type="float">
            <text:p>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0" calcext:value-type="float">
            <text:p>0</text:p>
          </table:table-cell>
          <table:table-cell table:formula="of:=[$FPL.D20]" office:value-type="float" office:value="0" calcext:value-type="float">
            <text:p>0</text:p>
          </table:table-cell>
          <table:table-cell table:formula="of:=[$FPL.P20]" office:value-type="float" office:value="0" calcext:value-type="float">
            <text:p>0</text:p>
          </table:table-cell>
          <table:table-cell table:formula="of:=[$FPL.U20]" office:value-type="float" office:value="-5" calcext:value-type="float">
            <text:p>-5</text:p>
          </table:table-cell>
          <table:table-cell table:formula="of:=[$FPL.G20]" office:value-type="float" office:value="0" calcext:value-type="float">
            <text:p>0</text:p>
          </table:table-cell>
          <table:table-cell table:formula="of:=[$FPL.Q20]" office:value-type="float" office:value="0" calcext:value-type="float">
            <text:p>0</text:p>
          </table:table-cell>
          <table:table-cell table:formula="of:=[$FPL.R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D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D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17:.L26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09:44:47.087013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2-08T11:00:15.465045653</dc:date>
    <meta:editing-duration>P1DT22H5S</meta:editing-duration>
    <meta:editing-cycles>220</meta:editing-cycles>
    <meta:generator>LibreOffice/6.0.7.3$Linux_X86_64 LibreOffice_project/00m0$Build-3</meta:generator>
    <meta:print-date>2020-01-22T09:20:14.060010049</meta:print-date>
    <meta:document-statistic meta:table-count="6" meta:cell-count="1608" meta:object-count="0"/>
  </office:meta>
</office:document-meta>
</file>